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style:font-weight-complex="bold"/>
    </style:style>
    <style:style style:name="P10" style:parent-style-name="Standard" style:family="paragraph">
      <style:text-properties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Standard" style:list-style-name="LFO2" style:family="paragraph"/>
    <style:style style:name="P19" style:parent-style-name="Standard" style:list-style-name="LFO2" style:family="paragraph"/>
    <style:style style:name="P20" style:parent-style-name="Standard" style:list-style-name="LFO2" style:family="paragraph"/>
    <style:style style:name="T21" style:parent-style-name="Fuentedepárrafopredeter." style:family="text">
      <style:text-properties fo:font-weight="bold" style:font-weight-asian="bold"/>
    </style:style>
    <style:style style:name="P22" style:parent-style-name="Standard" style:family="paragraph">
      <style:paragraph-properties fo:margin-left="0.25in">
        <style:tab-stops/>
      </style:paragraph-properties>
    </style:style>
    <style:style style:name="P23" style:parent-style-name="Standard" style:family="paragraph">
      <style:paragraph-properties fo:margin-left="0.25in">
        <style:tab-stops/>
      </style:paragraph-properties>
    </style:style>
    <style:style style:name="T24" style:parent-style-name="Fuentedepárrafopredeter." style:family="text">
      <style:text-properties fo:font-weight="bold" style:font-weight-asian="bold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font-weight="bold" style:font-weight-asian="bold"/>
    </style:style>
    <style:style style:name="T29" style:parent-style-name="Fuentedepárrafopredeter." style:family="text">
      <style:text-properties fo:font-weight="bold" style:font-weight-asian="bold"/>
    </style:style>
    <style:style style:name="P30" style:parent-style-name="Standard" style:list-style-name="LFO5" style:family="paragraph"/>
    <style:style style:name="P31" style:parent-style-name="Standard" style:family="paragraph">
      <style:paragraph-properties fo:text-indent="0.25in"/>
    </style:style>
    <style:style style:name="P32" style:parent-style-name="Standard" style:family="paragraph">
      <style:paragraph-properties fo:text-indent="0.25in"/>
    </style:style>
    <style:style style:name="P33" style:parent-style-name="Standard" style:family="paragraph">
      <style:text-properties fo:font-weight="bold" style:font-weight-asian="bold"/>
    </style:style>
    <style:style style:name="T34" style:parent-style-name="Fuentedepárrafopredeter." style:family="text">
      <style:text-properties fo:font-weight="bold" style:font-weight-asian="bold"/>
    </style:style>
    <style:style style:name="T35" style:parent-style-name="Fuentedepárrafopredeter." style:family="text">
      <style:text-properties fo:font-weight="bold" style:font-weight-asian="bold"/>
    </style:style>
    <style:style style:name="T36" style:parent-style-name="Fuentedepárrafopredeter." style:family="text">
      <style:text-properties fo:font-weight="bold" style:font-weight-asian="bold"/>
    </style:style>
    <style:style style:name="T37" style:parent-style-name="Fuentedepárrafopredeter." style:family="text">
      <style:text-properties fo:font-weight="bold" style:font-weight-asian="bold"/>
    </style:style>
    <style:style style:name="T38" style:parent-style-name="Fuentedepárrafopredeter." style:family="text">
      <style:text-properties fo:font-weight="bold" style:font-weight-asian="bold"/>
    </style:style>
    <style:style style:name="P39" style:parent-style-name="Standard" style:family="paragraph">
      <style:text-properties fo:font-weight="bold" style:font-weight-asian="bold"/>
    </style:style>
    <style:style style:name="P40" style:parent-style-name="Standard" style:family="paragraph">
      <style:text-properties fo:font-weight="bold" style:font-weight-asian="bold"/>
    </style:style>
    <style:style style:name="P41" style:parent-style-name="Standard" style:list-style-name="LFO6" style:family="paragraph"/>
    <style:style style:name="P42" style:parent-style-name="Standard" style:list-style-name="LFO6" style:family="paragraph"/>
    <style:style style:name="P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margin-left="0.25in">
        <style:tab-stops/>
      </style:paragraph-properties>
    </style:style>
    <style:style style:name="P45" style:parent-style-name="Standard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<text:span text:style-name="T2">Caso de uso:</text:span><text:span text:style-name="T3"><text:s/></text:span><text:span text:style-name="T4">Buscar lugares o servicios.</text:span></text:p>
      <text:p text:style-name="Standard"/>
      <text:p text:style-name="Standard"><text:span text:style-name="T5">Actor Principal:</text:span><text:span text:style-name="T6"><text:s/></text:span><text:span text:style-name="T7">Turista</text:span></text:p>
      <text:p text:style-name="Standard"/>
      <text:p text:style-name="Standard"><text:span text:style-name="T8">Personal involucrado e intereses:</text:span><text:span text:style-name="T9"><text:s/></text:span></text:p>
      <text:p text:style-name="P10">Turista: Quiere encontrar un lugar determinado, o encontrar un lugar que cumpla sus expectativas.</text:p>
      <text:p text:style-name="Standard"/>
      <text:p text:style-name="P11">Precondiciones:<text:s/></text:p>
      <text:p text:style-name="Standard"/>
      <text:p text:style-name="Standard"><text:span text:style-name="T12">Postcondiciones (garantías de éxito):</text:span><text:span text:style-name="T13"><text:s/></text:span><text:span text:style-name="T14">El turista obtiene una lista de los lugares o servicios que cumplen con el criterio de búsqueda utilizado. Ya sea por nombre, tipo de servicio, calificación, etc.</text:span></text:p>
      <text:p text:style-name="P15"/>
      <text:p text:style-name="Standard"><text:span text:style-name="T16">Escenario principal de éxito (Flujo Básico)</text:span><text:span text:style-name="T17">:<text:s/></text:span></text:p>
      <text:p text:style-name="Standard"/>
      <text:list text:style-name="LFO2" text:continue-numbering="true">
        <text:list-item>
          <text:p text:style-name="P18">El turista selecciona la opción de buscar y el criterio de búsqueda.</text:p>
        </text:list-item>
        <text:list-item>
          <text:p text:style-name="P19">El sistema busca en la base de datos los lugares o servicios que cumplan los requisitos del turista.</text:p>
        </text:list-item>
        <text:list-item>
          <text:p text:style-name="P20">El sistema despliega en la pantalla los lugares que cumplen con la búsqueda.</text:p>
        </text:list-item>
      </text:list>
      <text:p text:style-name="Standard"/>
      <text:p text:style-name="Standard"><text:span text:style-name="T21">Extensiones (Flujos alternativos):<text:s/></text:span></text:p>
      <text:p text:style-name="Standard"/>
      <text:p text:style-name="P22">1’ Si desea buscar por nombre, debe ingresar la palabra que quiere buscar.</text:p>
      <text:p text:style-name="P23">2’ Si el sistema no encuentra lugares que cumplan los criterios de búsqueda entonces despliega en pantalla que no existen coincidencias con la búsqueda.</text:p>
      <text:p text:style-name="Standard"/>
      <text:p text:style-name="Standard"><text:span text:style-name="T24">Caso de uso:<text:s/></text:span>Evaluar servicio.</text:p>
      <text:p text:style-name="Standard"/>
      <text:p text:style-name="Standard"><text:span text:style-name="T25">Actor Principal:<text:s/></text:span>Turista.</text:p>
      <text:p text:style-name="Standard"/>
      <text:p text:style-name="Standard"><text:span text:style-name="T26">Personal involucrado e intereses:</text:span><text:s/></text:p>
      <text:p text:style-name="Standard">Turista: Quiere darle una calificación al servicio que<text:s/>utilizó, o dar su opinión sobre él.</text:p>
      <text:p text:style-name="Standard"/>
      <text:p text:style-name="Standard"><text:span text:style-name="T27">Precondiciones:</text:span><text:s/>El turista debe estar visualizando la información del lugar (Caso de Uso: Visualizar información del lugar).</text:p>
      <text:p text:style-name="Standard"/>
      <text:p text:style-name="Standard"><text:span text:style-name="T28">Postcondiciones:<text:s/></text:span>El turista agrega a la base de datos del sistema la puntuación asociada a ese servicio y/o un comentario acerca de su experiencia para que los demás usuarios puedan ver esta información.</text:p>
      <text:p text:style-name="Standard"/>
      <text:p text:style-name="Standard"><text:span text:style-name="T29">Escenario Principal de Éxito:<text:s/></text:span></text:p>
      <text:p text:style-name="Standard"/>
      <text:list text:style-name="LFO5" text:continue-numbering="true">
        <text:list-item>
          <text:p text:style-name="P30">El turista selecciona un criterio de calificación y califica con estrellas el servicio (una a cinco).</text:p>
        </text:list-item>
      </text:list>
      <text:p text:style-name="Standard"/>
      <text:p text:style-name="Standard"/>
      <text:p text:style-name="Standard"/>
      <text:p text:style-name="P31">1’a<text:s/>Puede volver a evaluar según tantos criterios como quiera.</text:p>
      <text:p text:style-name="P32">1’b<text:s/>Si lo desea puede agregar comentarios escritos en un espacio designado para escribir texto.</text:p>
      <text:p text:style-name="Standard"/>
      <text:p text:style-name="Standard"/>
      <text:p text:style-name="P33"/>
      <text:p text:style-name="Standard"><text:span text:style-name="T34">Caso de uso:<text:s/></text:span>Visualizar información de lugar.</text:p>
      <text:p text:style-name="Standard"/>
      <text:p text:style-name="Standard"><text:span text:style-name="T35">Actor Principal:<text:s/></text:span>Turista.</text:p>
      <text:p text:style-name="Standard"/>
      <text:p text:style-name="Standard"><text:span text:style-name="T36">Personal involucrado e intereses:</text:span><text:s/></text:p>
      <text:p text:style-name="Standard">Turista: Quiere ver la información asociada a algún lugar o servicio.</text:p>
      <text:p text:style-name="Standard"/>
      <text:p text:style-name="Standard"><text:span text:style-name="T37">Precondiciones:<text:s/></text:span>El usuario debe seleccionar el lugar<text:s/>o servicio<text:s/>que desea visualizar su información, ya sea habiéndolo buscado usando la búsqueda, o seleccionarlo de algún itinerario, o de un mapa temático, etc.</text:p>
      <text:p text:style-name="Standard"/>
      <text:p text:style-name="Standard"><text:span text:style-name="T38">Postcondiciones:</text:span><text:s/>El usuario ve en pantalla información del lugar, como descripción, dirección, fotos y en caso de servicios ve además calificación y comentarios.</text:p>
      <text:p text:style-name="Standard"/>
      <text:p text:style-name="P39">Escenario principal de éxito:<text:s/></text:p>
      <text:p text:style-name="P40"/>
      <text:list text:style-name="LFO6" text:continue-numbering="true">
        <text:list-item>
          <text:p text:style-name="P41">El usuario selecciona el lugar o servicio.</text:p>
        </text:list-item>
        <text:list-item>
          <text:p text:style-name="P42">El sistema despliega en pantalla la descripción del lugar<text:s/>o servicio, fotos,<text:s/>dirección, link al mapa.</text:p>
        </text:list-item>
      </text:list>
      <text:p text:style-name="P43"/>
      <text:p text:style-name="P44">2’a Si es un servicio muestra además las distintas calificaciones y comentarios.</text:p>
      <text:p text:style-name="P45">2’b Si falla la conexión al recuperar la información del lugar o servicio, se despliega un mensaje de erro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egorodriguez</dc:creator>
    <meta:creation-date>2016-11-02T16:20:00Z</meta:creation-date>
    <dc:date>2016-11-02T21:53:00Z</dc:date>
    <meta:template xlink:href="Normal" xlink:type="simple"/>
    <meta:editing-cycles>3</meta:editing-cycles>
    <meta:editing-duration>PT4020S</meta:editing-duration>
    <meta:document-statistic meta:page-count="1" meta:paragraph-count="5" meta:word-count="418" meta:character-count="2718" meta:row-count="19" meta:non-whitespace-character-count="2305"/>
  </office:meta>
</office:document-meta>
</file>